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cript-lb.xml" manifest:media-type="text/xml"/>
  <manifest:file-entry manifest:full-path="Basic/VBAProject/Module9.xml" manifest:media-type="text/xml"/>
  <manifest:file-entry manifest:full-path="Basic/VBAProject/Module10.xml" manifest:media-type="text/xml"/>
  <manifest:file-entry manifest:full-path="Basic/VBAProject/Module8.xml" manifest:media-type="text/xml"/>
  <manifest:file-entry manifest:full-path="Basic/VBAProject/Module7.xml" manifest:media-type="text/xml"/>
  <manifest:file-entry manifest:full-path="Basic/VBAProject/Module6.xml" manifest:media-type="text/xml"/>
  <manifest:file-entry manifest:full-path="Basic/VBAProject/Sheet14.xml" manifest:media-type="text/xml"/>
  <manifest:file-entry manifest:full-path="Basic/VBAProject/Module5.xml" manifest:media-type="text/xml"/>
  <manifest:file-entry manifest:full-path="Basic/VBAProject/Sheet13.xml" manifest:media-type="text/xml"/>
  <manifest:file-entry manifest:full-path="Basic/VBAProject/Module4.xml" manifest:media-type="text/xml"/>
  <manifest:file-entry manifest:full-path="Basic/VBAProject/Sheet9.xml" manifest:media-type="text/xml"/>
  <manifest:file-entry manifest:full-path="Basic/VBAProject/Sheet42.xml" manifest:media-type="text/xml"/>
  <manifest:file-entry manifest:full-path="Basic/VBAProject/ThisWorkbook.xml" manifest:media-type="text/xml"/>
  <manifest:file-entry manifest:full-path="Basic/VBAProject/Sheet21.xml" manifest:media-type="text/xml"/>
  <manifest:file-entry manifest:full-path="Basic/VBAProject/Sheet20.xml" manifest:media-type="text/xml"/>
  <manifest:file-entry manifest:full-path="Basic/VBAProject/Sheet43.xml" manifest:media-type="text/xml"/>
  <manifest:file-entry manifest:full-path="Basic/VBAProject/Sheet23.xml" manifest:media-type="text/xml"/>
  <manifest:file-entry manifest:full-path="Basic/VBAProject/Sheet24.xml" manifest:media-type="text/xml"/>
  <manifest:file-entry manifest:full-path="Basic/VBAProject/Module1.xml" manifest:media-type="text/xml"/>
  <manifest:file-entry manifest:full-path="Basic/VBAProject/Sheet31.xml" manifest:media-type="text/xml"/>
  <manifest:file-entry manifest:full-path="Basic/VBAProject/Sheet29.xml" manifest:media-type="text/xml"/>
  <manifest:file-entry manifest:full-path="Basic/VBAProject/Sheet1.xml" manifest:media-type="text/xml"/>
  <manifest:file-entry manifest:full-path="Basic/VBAProject/script-lb.xml" manifest:media-type="text/xml"/>
  <manifest:file-entry manifest:full-path="Basic/VBAProject/Module2.xml" manifest:media-type="text/xml"/>
  <manifest:file-entry manifest:full-path="Basic/VBAProject/Sheet8.xml" manifest:media-type="text/xml"/>
  <manifest:file-entry manifest:full-path="Basic/VBAProject/Module3.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69cm"/>
    </style:style>
    <style:style style:name="co2" style:family="table-column">
      <style:table-column-properties fo:break-before="auto" style:column-width="1.674cm"/>
    </style:style>
    <style:style style:name="co3" style:family="table-column">
      <style:table-column-properties fo:break-before="auto" style:column-width="1.785cm"/>
    </style:style>
    <style:style style:name="co4" style:family="table-column">
      <style:table-column-properties fo:break-before="auto" style:column-width="1.894cm"/>
    </style:style>
    <style:style style:name="co5" style:family="table-column">
      <style:table-column-properties fo:break-before="auto" style:column-width="1.044cm"/>
    </style:style>
    <style:style style:name="co6" style:family="table-column">
      <style:table-column-properties fo:break-before="auto" style:column-width="3.463cm"/>
    </style:style>
    <style:style style:name="co7" style:family="table-column">
      <style:table-column-properties fo:break-before="auto" style:column-width="1.242cm"/>
    </style:style>
    <style:style style:name="co8" style:family="table-column">
      <style:table-column-properties fo:break-before="auto" style:column-width="1.372cm"/>
    </style:style>
    <style:style style:name="co9" style:family="table-column">
      <style:table-column-properties fo:break-before="auto" style:column-width="6.925cm"/>
    </style:style>
    <style:style style:name="co10" style:family="table-column">
      <style:table-column-properties fo:break-before="auto" style:column-width="3.006cm"/>
    </style:style>
    <style:style style:name="co11" style:family="table-column">
      <style:table-column-properties fo:break-before="auto" style:column-width="2.372cm"/>
    </style:style>
    <style:style style:name="co12" style:family="table-column">
      <style:table-column-properties fo:break-before="auto" style:column-width="1.743cm"/>
    </style:style>
    <style:style style:name="co13" style:family="table-column">
      <style:table-column-properties fo:break-before="auto" style:column-width="7.317cm"/>
    </style:style>
    <style:style style:name="co14" style:family="table-column">
      <style:table-column-properties fo:break-before="auto" style:column-width="2.439cm"/>
    </style:style>
    <style:style style:name="co15" style:family="table-column">
      <style:table-column-properties fo:break-before="auto" style:column-width="1.829cm"/>
    </style:style>
    <style:style style:name="co16" style:family="table-column">
      <style:table-column-properties fo:break-before="auto" style:column-width="3.898cm"/>
    </style:style>
    <style:style style:name="co17" style:family="table-column">
      <style:table-column-properties fo:break-before="auto" style:column-width="2.09cm"/>
    </style:style>
    <style:style style:name="co18" style:family="table-column">
      <style:table-column-properties fo:break-before="auto" style:column-width="1.981cm"/>
    </style:style>
    <style:style style:name="co19" style:family="table-column">
      <style:table-column-properties fo:break-before="auto" style:column-width="2.417cm"/>
    </style:style>
    <style:style style:name="co20" style:family="table-column">
      <style:table-column-properties fo:break-before="auto" style:column-width="4.574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0.605cm" fo:break-before="auto" style:use-optimal-row-height="true"/>
    </style:style>
    <style:style style:name="ro5" style:family="table-row">
      <style:table-row-properties style:row-height="0.766cm" fo:break-before="auto" style:use-optimal-row-height="true"/>
    </style:style>
    <style:style style:name="ta1" style:family="table" style:master-page-name="PageStyle_5f_legend">
      <style:table-properties table:display="true" style:writing-mode="lr-tb"/>
    </style:style>
    <style:style style:name="ta2" style:family="table" style:master-page-name="PageStyle_5f_202007">
      <style:table-properties table:display="true" style:writing-mode="lr-tb"/>
    </style:style>
    <style:style style:name="ta3"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ackground-color="#7f7f7f" style:rotation-align="none"/>
    </style: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71cm"/>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2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2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2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gend" table:style-name="ta1">
        <office:forms form:automatic-focus="false" form:apply-design-mode="false"/>
        <table:table-column table:style-name="co1" table:default-cell-style-name="ce9"/>
        <table:table-column table:style-name="co2" table:default-cell-style-name="ce12"/>
        <table:table-column table:style-name="co2"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0"/>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1"/>
          <table:table-cell office:value-type="string" calcext:value-type="string">
            <text:p>paid based on SLHCC/Accounting/Billing HMO Payment Report</text:p>
          </table:table-cell>
          <table:table-cell table:number-columns-repeated="62"/>
        </table:table-row>
      </table:table>
      <table:table table:name="202008" table:style-name="ta2">
        <office:forms form:automatic-focus="false" form:apply-design-mode="false"/>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4" table:default-cell-style-name="ce22"/>
        <table:table-column table:style-name="co10" table:default-cell-style-name="ce22"/>
        <table:table-column table:style-name="co11" table:default-cell-style-name="ce22"/>
        <table:table-column table:style-name="co12" table:number-columns-repeated="2" table:default-cell-style-name="ce22"/>
        <table:table-column table:style-name="co13"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3" table:number-columns-repeated="45" table:default-cell-style-name="ce22"/>
        <table:table-row table:style-name="ro1">
          <table:table-cell table:style-name="ce20" office:value-type="string" calcext:value-type="string">
            <text:p>NOTES:</text:p>
          </table:table-cell>
          <table:table-cell table:style-name="ce20" office:value-type="string" calcext:value-type="string">
            <text:p>DATE:</text:p>
          </table:table-cell>
          <table:table-cell table:style-name="ce23"/>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24" office:value-type="string" calcext:value-type="string">
            <text:p>FEE:</text:p>
          </table:table-cell>
          <table:table-cell table:style-name="ce24" office:value-type="string" calcext:value-type="string">
            <text:p>CLASS:</text:p>
          </table:table-cell>
          <table:table-cell table:style-name="ce24" office:value-type="string" calcext:value-type="string">
            <text:p>AMT. PAID:</text:p>
          </table:table-cell>
          <table:table-cell table:style-name="ce24" office:value-type="string" calcext:value-type="string">
            <text:p>NET PF</text:p>
          </table:table-cell>
          <table:table-cell table:style-name="ce24"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3">
        <office:forms form:automatic-focus="false" form:apply-design-mode="false"/>
        <table:table-column table:style-name="co20" table:default-cell-style-name="ce39"/>
        <table:table-column table:style-name="co3" table:number-columns-repeated="63" table:default-cell-style-name="ce39"/>
        <table:table-row table:style-name="ro3">
          <table:table-cell table:style-name="ce34" office:value-type="string" calcext:value-type="string">
            <text:p>WEEKLY COLLECTION REPORT (CASH&amp;HMO):</text:p>
          </table:table-cell>
          <table:table-cell table:number-columns-repeated="63"/>
        </table:table-row>
        <table:table-row table:style-name="ro4">
          <table:table-cell table:style-name="ce35" office:value-type="string" calcext:value-type="string">
            <text:p><text:span text:style-name="T1">PATUNGO:</text:span><text:span text:style-name="T2"> MOSC</text:span></text:p>
          </table:table-cell>
          <table:table-cell table:number-columns-repeated="63"/>
        </table:table-row>
        <table:table-row table:style-name="ro4">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5">
          <table:table-cell table:style-name="ce37" office:value-type="string" calcext:value-type="string">
            <text:p>Petsa ng Simula:</text:p>
          </table:table-cell>
          <table:table-cell table:style-name="ce40" table:formula="of:=NOW()-6" office:value-type="date" office:date-value="2020-08-05T10:17:12.9" calcext:value-type="date" table:number-columns-spanned="3" table:number-rows-spanned="1">
            <text:p>Aug-05-20</text:p>
          </table:table-cell>
          <table:covered-table-cell table:style-name="ce41"/>
          <table:covered-table-cell table:style-name="ce42"/>
          <table:table-cell table:number-columns-repeated="60"/>
        </table:table-row>
        <table:table-row table:style-name="ro5">
          <table:table-cell table:style-name="ce38" table:number-columns-repeated="2"/>
          <table:table-cell table:number-columns-repeated="62"/>
        </table:table-row>
        <table:table-row table:style-name="ro5">
          <table:table-cell table:style-name="ce37" office:value-type="string" calcext:value-type="string">
            <text:p>Petsa ng Wakas:</text:p>
          </table:table-cell>
          <table:table-cell table:style-name="ce40" table:formula="of:=NOW()-1" office:value-type="date" office:date-value="2020-08-10T10:17:12.9" calcext:value-type="date" table:number-columns-spanned="3" table:number-rows-spanned="1">
            <text:p>Aug-10-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4">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1" table:target-range-address="'202008'.A1:'202008'.S1"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 </loext:text>
      <loext:fill-character> </loext:fill-character>
      <number:text>(</number:text>
      <number:number number:decimal-places="2" loext:min-decimal-places="2" number:min-integer-digits="1" number:grouping="true"/>
      <number:text>)</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month number:textual="true"/>
      <number:text>-</number:text>
      <number:day/>
      <number:text>-</number:text>
      <number:year/>
    </number:date-style>
    <number:date-style style:name="N120">
      <number:month number:textual="true"/>
      <number:text>-</number:text>
      <number:day number:style="long"/>
      <number:text>-</number:text>
      <number:year/>
    </number:date-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71cm" style:rotation-align="none" style:vertical-align="bottom"/>
      <style:text-properties fo:color="#000000" style:font-name="Calibri1"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14"/>
    <style:style style:name="Comma_20_7_20_2_20_2_20_2" style:display-name="Comma 7 2 2 2" style:family="table-cell" style:parent-style-name="Default" style:data-style-name="N114"/>
    <style:style style:name="Comma_20_7_20_2_20_2_20_3" style:display-name="Comma 7 2 2 3" style:family="table-cell" style:parent-style-name="Default" style:data-style-name="N114"/>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1">00-00-0000</text:date>, <text:time style:data-style-name="N2" text:time-value="10:05:02.967477245">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SC.PAS</meta:initial-creator>
    <meta:print-date>2020-03-04T02:19:30</meta:print-date>
    <meta:creation-date>2017-01-03T01:28:09</meta:creation-date>
    <dc:date>2020-08-11T10:17:15.847355656</dc:date>
    <meta:generator>LibreOffice/6.4.4.2$Linux_X86_64 LibreOffice_project/40$Build-2</meta:generator>
    <meta:editing-duration>PT4H54M46S</meta:editing-duration>
    <meta:editing-cycles>129</meta:editing-cycles>
    <meta:document-statistic meta:table-count="3"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TO-DO: -add: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Dim outputWorksheet As Object 'added by Mike, 20200811
    
    'added by Mike, 20200810
    'We add this to solve the data type error that the computer shows when we re-execute this Macro in the output workbook.
    Dim startDate As String
    Dim endDate As String

    Dim Prop(1) as New com.sun.star.beans.PropertyValue
    Dim saveAsODSArgs(1) as new com.sun.star.beans.PropertyValue

    dispatcher = createUnoService("com.sun.star.frame.DispatchHelper")

    'edited by Mike, 20200811
    'identify if already the output file; if so, do not execute the rest of the instructions in the Macro
	If (not ThisComponent.Sheets.hasByName( "Weekly_Collection_Report")) then
		Exit Sub
	End If

    myMainWorksheet = ThisComponent.Sheets.getByName( "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Linux Machine, e.g. LUBUNTU
    startDateMonth = Split(startDate, "-")(0)
    startDateDay = Split(startDate, "-")(1)
    startDateYear = Split(startDate, "-")(2)  

    'B7
    endDate = CDate(myMainWorksheet.getCellByPosition(1, 6).Value)
    endDate = Split(endDate, " ")(0)
    'edited by Mike, 20200810
    'Note: variation in Linux Operating System, e.g. LUBUNTU
    'Instead of "/", we use "-".
    'Windows Machine
    'endDateMonth = Split(endDate, "/")(0)
    'endDateDay = Split(endDate, "/")(1)
    'endDateYear = Split(endDate, "/")(2)  
    'Linux Machine, e.g. LUBUNTU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auto-generate output workbook
    'if workbook already exists
    'Msgbox(weeklyCollectionReportWorkbookFileName)
    If Dir(weeklyCollectionReportWorkbookFileName) &lt;&gt; "" Then
        'TO-DO: -reverify: this
		stardesktop.LoadComponentFromURL(weeklyCollectionReportWorkbookFileName , "_blank",0, Prop())
		'removed by Mike, 20200810
'        newWorkbook = ThisComponent        
    Else
		'Note: To solve, "invalid parameter" error restart LibreOffice Calc; 
		'If problem persists, restart Operating System.
		'Known Error when using Windows Machine.
		
'		Msgbox("sPath: " &amp; sPath)
'		Msgbox("sFileName: " &amp; sFileName)

		saveAsODSArgs(0).Name = "URL"
		saveAsODSArgs(0).Value = weeklyCollectionReportWorkbookFileName 'sPath &amp; "/" &amp; sFileName 
		saveAsODSArgs(1).Name = "FilterName"
		saveAsODSArgs(1).Value = "writer8"
				
		dispatcher.executeDispatch(ThisComponent.CurrentController.Frame, ".uno:SaveAs", "", 0, saveAsODSArgs())
    End If

    'added by Mike, 20200810       
    newWorkbook = ThisComponen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added by Mike, 20200811
	   outputWorksheet = newWorkbook.Sheets.getByName(outputWorksheetName)       
	   ThisComponent.CurrentController.setActiveSheet(outputWorksheet)

	   're-verify: this
	   'A1; column, row
       'Note:
       'oSheet=ThisComponent.CurrentController.ActiveSheet
	   'oCell = oSheet.GetCellRangeByName("A1")
       outputWorksheet.getCellByPosition(0, 0).String = "WEEKLY COLLECTION REPORT (CASH&amp;HMO):"

       'ActiveWorkbook.Sheets(outputWorksheetName).Range("A" &amp; 1).Font.Size = 14
'       outputWorksheet.getCellByPosition(0, 1).String = "Pook:" 'A2
'       outputWorksheet.getCellByPosition(1, 1).String = "SLHCC" 'B2

'       outputWorksheet.getCellByPosition(1, 2).String = "Simula:"  'A3
'       outputWorksheet.getCellByPosition(2, 2).String =  startDateMonth &amp; "-" &amp; startDateDay &amp; "-" &amp; startDateYear 'B3

'       outputWorksheet.getCellByPosition(1, 3).String = "Wakas:"  'A4
 '      outputWorksheet.getCellByPosition(2, 3).String =  endtDateMonth &amp; "-" &amp; endDateDay &amp; "-" &amp; endDateYear 'B4
       
'       outputWorksheet.getCellByPosition(0, 4).String =  "I. CASH" 'A5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